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2.4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0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0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1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7:36:15.374800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A </meta:initial-creator>
    <meta:creation-date>2020-03-16T12:57:39.182986899</meta:creation-date>
    <dc:date>2020-11-26T07:42:54.184589717</dc:date>
    <dc:creator>DavidA </dc:creator>
    <meta:editing-duration>P1DT9H45M34S</meta:editing-duration>
    <meta:editing-cycles>125</meta:editing-cycles>
    <meta:generator>LibreOffice/6.4.6.2$Linux_X86_64 LibreOffice_project/40$Build-2</meta:generator>
    <meta:document-statistic meta:table-count="1" meta:cell-count="781" meta:object-count="0"/>
  </office:meta>
</office:document-meta>
</file>